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1">
      <style:paragraph-properties fo:line-height="150%"/>
    </style:style>
    <style:style style:name="P3" style:family="paragraph" style:parent-style-name="Standard">
      <style:paragraph-properties fo:line-height="150%"/>
      <style:text-properties fo:color="#800000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wersja 0.2 )</text:p>
      <text:p text:style-name="P1"/>
      <text:list text:style-name="L1">
        <text:list-item>
          <text:p text:style-name="P2">Wstęp i uzasadnienie wyboru tematu</text:p>
        </text:list-item>
      </text:list>
      <text:p text:style-name="P1"><text:tab/></text:p>
      <text:p text:style-name="P3">1.1 Wstęp</text:p>
      <text:p text:style-name="P3"/>
      <text:p text:style-name="P3"><text:tab/>W wyborze mojej pracy inżynierskiej kierowałem się ambicją i chęcią zdobycia kolejnej praktyki. Chciałem napisać coś co nauczyłoby mnie dobrze języka programowania, w którym kiedyś napisałem szkielet pewnej gry. Gdy kilka lat temu wpadłem na jej pomysł, nie miałem dość umiejętności by zdołać ją zaimplementować. Dziś dzięki doświadczeniu na pisaniu tej pracy będę w stanie to zrobić.</text:p>
      <text:p text:style-name="P3"><text:tab/>Aplikacja którą napisałem, nazwałem „dSipCom” (od dmilith's SIP Communicator). Jest to multiplatformowy, wielowątkowy komunikator w 100% zgodny ze standardem SIP (RFC-3261). Charakteryzuje go czytelność interfejsu, prosta obsługa i niezależność od systemu operacyjnego. Dodatkowym atutem programu jest zaimplementowane w nim automatyczne dostosowywanie się do kodeka połączeń oraz automatycznego wyboru jakości rozmowy w zależności od przepustowości łącza sieciowego. Dzięki podwójnej licencji GPL/ LGPL, aplikacja może znaleźć zastosowanie w domowym użyciu, jak i stać się narzędziem obsługiwanym przez telesprzedawców w firmach telekomunikacyjnych.</text:p>
      <text:p text:style-name="P3"/>
      <text:p text:style-name="P3"/>
      <text:p text:style-name="P3">1.2 Uzasadnienie wybóru tematu</text:p>
      <text:p text:style-name="P3"/>
      <text:p text:style-name="P3"><text:tab/>Temat który obrałem, nie był moim pomysłem. Miał być to projekt który uzupełni funkcjonalność projektu Szymona Jeża o możliwość użycia dedykowanego klienta VoIP dla sprzedawców aktywnych (telesprzedawców). Wybrałem ten temat, ponieważ nie jestem zadowolony z aplikacji SIP dostępnych na rynku. Moim celem było napisanie aplikacji, która mogłaby przewyższyć funkcjonalnością komercyjnych konkurentów w tym najpopularniejszego – Skype przy zarówno mniejszym koszcie produkcji jak i programowym (obciążenie pamięci i CPU).</text:p>
      <text:p text:style-name="P3">Wyniki porównania dSipCom'a ze Skype znajdują się w rozdziale 2. Analiza domeny i konkurencji.</text:p>
      <text:p text:style-name="P3"/>
      <text:p text:style-name="P3">1.3 Wizja i streszczenie pracy</text:p>
      <text:p text:style-name="P1"/>
      <text:p text:style-name="P1"><text:tab/>[ Mam tu umieścić streszczenie tego jak, co i gdzie opisałem w pracy tak? ]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8-12T15:17:57</meta:creation-date>
    <dc:date>2008-08-22T14:44:03</dc:date>
    <meta:editing-cycles>24</meta:editing-cycles>
    <meta:editing-duration>PT9H51M8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12" meta:word-count="249" meta:character-count="1845"/>
  </office:meta>
</office:document-meta>
</file>